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7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193in" svg:height="4.4799in" svg:x="1.7437in" svg:y="1.7776in">
            <draw:object draw:notify-on-update-of-ranges="Sheet1.A1:Sheet1.A8 Sheet1.B1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ctive</text:p>
          </table:table-cell>
          <table:table-cell office:value-type="string">
            <text:p>Estimate Throughpu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.5">
            <text:p>56.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3.5">
            <text:p>8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6.5">
            <text:p>1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1.5">
            <text:p>14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9:06:35</meta:creation-date>
    <dc:date>2014-07-29T19:21:22</dc:date>
    <meta:editing-duration>PT12M7S</meta:editing-duration>
    <meta:editing-cycles>2</meta:editing-cycles>
    <meta:generator>LibreOffice/4.0.4.2$Linux_X86_64 LibreOffice_project/400m0$Build-2</meta:generator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2.4137496948242pt" style:font-size-asian="12.4137496948242pt" style:font-size-complex="12.4137496948242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2.4137496948242pt" style:font-size-asian="12.4137496948242pt" style:font-size-complex="12.4137496948242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scale-text="true"/>
      <style:graphic-properties svg:stroke-width="0.08cm" svg:stroke-color="#004586" draw:fill-color="#004586" dr3d:edge-rounding="5%"/>
      <style:text-properties fo:font-size="12.4137496948242pt" style:font-size-asian="12.4137496948242pt" style:font-size-complex="12.4137496948242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62cm" svg:height="11.38cm" xlink:href=".." xlink:type="simple" chart:class="chart:line" chart:style-name="ch1">
        <chart:legend chart:legend-position="end" svg:x="17.891cm" svg:y="5.346cm" style:legend-expansion="high" chart:style-name="ch2"/>
        <chart:plot-area chart:style-name="ch3" table:cell-range-address="Sheet1.A1:Sheet1.B8" chart:data-source-has-labels="both" svg:x="0.847cm" svg:y="1.043cm" svg:width="16.25cm" svg:height="9.69cm">
          <chartooo:coordinate-region svg:x="1.783cm" svg:y="1.287cm" svg:width="15.084cm" svg:height="8.71cm"/>
          <chart:axis chart:dimension="x" chart:name="primary-x" chart:style-name="ch4" chartooo:axis-type="auto">
            <chartooo:date-scale/>
            <chart:categories table:cell-range-address="Sheet1.A1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label-cell-address="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</text:p>
              </table:table-cell>
            </table:table-row>
          </table:table-header-rows>
          <table:table-rows>
            <table:table-row>
              <table:table-cell office:value-type="string">
                <text:p>Active</text:p>
                <draw:g>
                  <svg:desc>Sheet1.A1:Sheet1.A8</svg:desc>
                </draw:g>
              </table:table-cell>
              <table:table-cell office:value-type="float" office:value="NaN">
                <text:p>NaN</text:p>
                <draw:g>
                  <svg:desc>Sheet1.B1:Sheet1.B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1.5">
                <text:p>14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